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4.711cm" table:align="left"/>
    </style:style>
    <style:style style:name="Tableau1.A" style:family="table-column">
      <style:table-column-properties style:column-width="1.178cm"/>
    </style:style>
    <style:style style:name="Tableau1.B" style:family="table-column">
      <style:table-column-properties style:column-width="2.044cm"/>
    </style:style>
    <style:style style:name="Tableau1.C" style:family="table-column">
      <style:table-column-properties style:column-width="1.48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71cm" table:align="left"/>
    </style:style>
    <style:style style:name="Tableau2.A" style:family="table-column">
      <style:table-column-properties style:column-width="2.071cm"/>
    </style:style>
    <style:style style:name="Tableau2.B" style:family="table-column">
      <style:table-column-properties style:column-width="5.63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6.205cm" table:align="left"/>
    </style:style>
    <style:style style:name="Tableau3.A" style:family="table-column">
      <style:table-column-properties style:column-width="2.471cm"/>
    </style:style>
    <style:style style:name="Tableau3.B" style:family="table-column">
      <style:table-column-properties style:column-width="3.734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6a05d" officeooo:paragraph-rsid="0006a05d"/>
    </style:style>
    <style:style style:name="P2" style:family="paragraph" style:parent-style-name="Standard">
      <style:text-properties officeooo:rsid="0006a05d" officeooo:paragraph-rsid="0006a05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a05d" officeooo:paragraph-rsid="0006a05d" style:font-size-asian="20pt" style:font-weight-asian="bold" style:font-size-complex="20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métriques</text:p>
      <text:p text:style-name="P2"/>
      <text:h text:style-name="P1" text:outline-level="1">🧪 1. Pourquoi toutes ces métriques ?</text:h>
      <text:p text:style-name="Text_20_body">Quand on fait de la <text:span text:style-name="Strong_20_Emphasis">diversification</text:span>, on ne veut pas juste :</text:p>
      <text:list text:style-name="L1">
        <text:list-item>
          <text:p text:style-name="P5">✔️ des documents pertinents </text:p>
        </text:list-item>
        <text:list-item>
          <text:p text:style-name="P4">❗ mais aussi <text:span text:style-name="Strong_20_Emphasis">variés</text:span> </text:p>
        </text:list-item>
      </text:list>
      <text:p text:style-name="Text_20_body">👉 Les métriques classiques (comme précision) ne suffisent pas.</text:p>
      <text:p text:style-name="Text_20_body">➡️ On a donc des métriques <text:span text:style-name="Strong_20_Emphasis">spéciales “diversité + pertinence”</text:span></text:p>
      <text:p text:style-name="Horizontal_20_Line"/>
      <text:h text:style-name="Heading_20_1" text:outline-level="1">📊 2. α-NDCG (alpha-NDCG)</text:h>
      <text:p text:style-name="Text_20_body">👉 C’est la métrique principale de l’article.</text:p>
      <text:p text:style-name="Horizontal_20_Line"/>
      <text:h text:style-name="Heading_20_2" text:outline-level="2">💡 Idée intuitive</text:h>
      <text:p text:style-name="Text_20_body">On parcourt la liste de résultats :</text:p>
      <text:list text:style-name="L2">
        <text:list-item>
          <text:p text:style-name="P7">✔️ on récompense un document pertinent </text:p>
        </text:list-item>
        <text:list-item>
          <text:p text:style-name="P6">❗ MAIS si on a déjà vu cet aspect → récompense réduite </text:p>
        </text:list-item>
      </text:list>
      <text:p text:style-name="Horizontal_20_Line"/>
      <text:h text:style-name="Heading_20_2" text:outline-level="2">🧠 Exemple simple</text:h>
      <text:p text:style-name="Text_20_body">Requête = “jaguar”<text:line-break/>Aspects :</text:p>
      <text:list text:style-name="L3">
        <text:list-item>
          <text:p text:style-name="P9">voiture </text:p>
        </text:list-item>
        <text:list-item>
          <text:p text:style-name="P8">animal </text:p>
        </text:list-item>
      </text:list>
      <text:p text:style-name="Text_20_body">Résultat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Rang</text:p>
            </table:table-cell>
            <table:table-cell table:style-name="Tableau1.A1" office:value-type="string">
              <text:p text:style-name="Table_20_Heading">Document</text:p>
            </table:table-cell>
            <table:table-cell table:style-name="Tableau1.A1" office:value-type="string">
              <text:p text:style-name="Table_20_Heading">Aspect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Doc A</text:p>
          </table:table-cell>
          <table:table-cell table:style-name="Tableau1.A1" office:value-type="string">
            <text:p text:style-name="Table_20_Contents">voiture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Doc B</text:p>
          </table:table-cell>
          <table:table-cell table:style-name="Tableau1.A1" office:value-type="string">
            <text:p text:style-name="Table_20_Contents">voitur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Doc C</text:p>
          </table:table-cell>
          <table:table-cell table:style-name="Tableau1.A1" office:value-type="string">
            <text:p text:style-name="Table_20_Contents">animal</text:p>
          </table:table-cell>
        </table:table-row>
      </table:table>
      <text:p text:style-name="Text_20_body">👉 Score :</text:p>
      <text:list text:style-name="L4">
        <text:list-item>
          <text:p text:style-name="P11">Doc A → 👍 (nouvel aspect) </text:p>
        </text:list-item>
        <text:list-item>
          <text:p text:style-name="P11">Doc B → 😐 (déjà vu) </text:p>
        </text:list-item>
        <text:list-item>
          <text:p text:style-name="P10">Doc C → 👍👍 (nouvel aspect tardif) </text:p>
        </text:list-item>
      </text:list>
      <text:p text:style-name="Horizontal_20_Line"/>
      <text:h text:style-name="Heading_20_2" text:outline-level="2"><text:soft-page-break/>🎯 Rôle de α (alpha)</text:h>
      <text:list text:style-name="L5">
        <text:list-item>
          <text:p text:style-name="P13">α = 0 → <text:span text:style-name="Strong_20_Emphasis">pas de diversité</text:span> (juste pertinence) </text:p>
        </text:list-item>
        <text:list-item>
          <text:p text:style-name="P12">α = 1 → <text:span text:style-name="Strong_20_Emphasis">diversité maximale</text:span> </text:p>
        </text:list-item>
      </text:list>
      <text:p text:style-name="Text_20_body">👉 Dans l’article : α = 0.5<text:line-break/>➡️ équilibre entre pertinence et diversité</text:p>
      <text:p text:style-name="Horizontal_20_Line"/>
      <text:h text:style-name="Heading_20_2" text:outline-level="2">🧾 Résumé</text:h>
      <text:p text:style-name="Text_20_body">👉 α-NDCG mesure :</text:p>
      <text:p text:style-name="Quotations">“Est-ce que les bons documents sont <text:span text:style-name="Strong_20_Emphasis">en haut</text:span> ET <text:span text:style-name="Strong_20_Emphasis">variés</text:span> ?”</text:p>
      <text:p text:style-name="Horizontal_20_Line"/>
      <text:h text:style-name="Heading_20_1" text:outline-level="1">📊 3. MAP-IA (Intent-Aware MAP)</text:h>
      <text:p text:style-name="Text_20_body">👉 Variante de MAP (Mean Average Precision)</text:p>
      <text:p text:style-name="Text_20_body">Mais adaptée à la <text:span text:style-name="Strong_20_Emphasis">diversité</text:span></text:p>
      <text:p text:style-name="Horizontal_20_Line"/>
      <text:h text:style-name="Heading_20_2" text:outline-level="2">💡 Idée</text:h>
      <text:p text:style-name="Text_20_body">On ne mesure pas juste :</text:p>
      <text:p text:style-name="Quotations">“est-ce que les documents sont pertinents ?”</text:p>
      <text:p text:style-name="Text_20_body">Mais :</text:p>
      <text:p text:style-name="Quotations">“est-ce qu’ils couvrent bien <text:span text:style-name="Strong_20_Emphasis">tous les aspects</text:span> ?”</text:p>
      <text:p text:style-name="Horizontal_20_Line"/>
      <text:h text:style-name="Heading_20_1" text:outline-level="1">🔵 3a. u-MAP-IA (uniform)</text:h>
      <text:p text:style-name="Text_20_body">👉 Tous les aspects sont <text:span text:style-name="Strong_20_Emphasis">équivalents</text:span></text:p>
      <text:p text:style-name="Text_20_body">Exemple :</text:p>
      <text:list text:style-name="L6">
        <text:list-item>
          <text:p text:style-name="P15">voiture = 1/3 </text:p>
        </text:list-item>
        <text:list-item>
          <text:p text:style-name="P15">animal = 1/3 </text:p>
        </text:list-item>
        <text:list-item>
          <text:p text:style-name="P14">équipe = 1/3 </text:p>
        </text:list-item>
      </text:list>
      <text:p text:style-name="Text_20_body">➡️ on suppose que l’utilisateur a <text:span text:style-name="Strong_20_Emphasis">autant de chance</text:span> de vouloir chaque aspect</text:p>
      <text:p text:style-name="Horizontal_20_Line"/>
      <text:h text:style-name="Heading_20_2" text:outline-level="2"><text:soft-page-break/>🧾 Interprétation</text:h>
      <text:p text:style-name="Text_20_body">👉 Score élevé si :</text:p>
      <text:list text:style-name="L7">
        <text:list-item>
          <text:p text:style-name="P17">chaque aspect est bien représenté </text:p>
        </text:list-item>
        <text:list-item>
          <text:p text:style-name="P16">et les documents sont bien classés </text:p>
        </text:list-item>
      </text:list>
      <text:p text:style-name="Horizontal_20_Line"/>
      <text:h text:style-name="Heading_20_1" text:outline-level="1">🔴 3b. i-MAP-IA (importance-aware)</text:h>
      <text:p text:style-name="Text_20_body">👉 Ici, les aspects n’ont <text:span text:style-name="Strong_20_Emphasis">pas le même poids</text:span></text:p>
      <text:p text:style-name="Text_20_body">Exemple :</text:p>
      <text:list text:style-name="L8">
        <text:list-item>
          <text:p text:style-name="P19">voiture = 70% </text:p>
        </text:list-item>
        <text:list-item>
          <text:p text:style-name="P19">animal = 20% </text:p>
        </text:list-item>
        <text:list-item>
          <text:p text:style-name="P18">équipe = 10% </text:p>
        </text:list-item>
      </text:list>
      <text:p text:style-name="Text_20_body">➡️ on privilégie les aspects les plus importants</text:p>
      <text:p text:style-name="Horizontal_20_Line"/>
      <text:h text:style-name="Heading_20_2" text:outline-level="2">🧾 Interprétation</text:h>
      <text:p text:style-name="Text_20_body">👉 Score élevé si :</text:p>
      <text:list text:style-name="L9">
        <text:list-item>
          <text:p text:style-name="P21">les aspects importants sont bien couverts </text:p>
        </text:list-item>
        <text:list-item>
          <text:p text:style-name="P20">les résultats sont bien classés </text:p>
        </text:list-item>
      </text:list>
      <text:p text:style-name="Horizontal_20_Line"/>
      <text:h text:style-name="Heading_20_1" text:outline-level="1">⚖️ Différence importante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Métrique</text:p>
            </table:table-cell>
            <table:table-cell table:style-name="Tableau2.A1" office:value-type="string">
              <text:p text:style-name="Table_20_Heading">Hypothèse</text:p>
            </table:table-cell>
          </table:table-row>
        </table:table-header-rows>
        <table:table-row>
          <table:table-cell table:style-name="Tableau2.A1" office:value-type="string">
            <text:p text:style-name="Table_20_Contents">u-MAP-IA</text:p>
          </table:table-cell>
          <table:table-cell table:style-name="Tableau2.A1" office:value-type="string">
            <text:p text:style-name="Table_20_Contents">tous les aspects égaux</text:p>
          </table:table-cell>
        </table:table-row>
        <table:table-row>
          <table:table-cell table:style-name="Tableau2.A1" office:value-type="string">
            <text:p text:style-name="Table_20_Contents">i-MAP-IA</text:p>
          </table:table-cell>
          <table:table-cell table:style-name="Tableau2.A1" office:value-type="string">
            <text:p text:style-name="Table_20_Contents">certains aspects plus importants</text:p>
          </table:table-cell>
        </table:table-row>
      </table:table>
      <text:p text:style-name="Horizontal_20_Line"/>
      <text:h text:style-name="Heading_20_1" text:outline-level="1">🔎 4. BM25 (baseline 1)</text:h>
      <text:p text:style-name="Text_20_body">👉 C’est un <text:span text:style-name="Strong_20_Emphasis">algorithme de recherche classique</text:span></text:p>
      <text:p text:style-name="Text_20_body">Très utilisé en RI.</text:p>
      <text:p text:style-name="Horizontal_20_Line"/>
      <text:h text:style-name="Heading_20_2" text:outline-level="2">💡 Idée simple</text:h>
      <text:p text:style-name="Text_20_body">Il calcule un score basé sur :</text:p>
      <text:list text:style-name="L10">
        <text:list-item>
          <text:p text:style-name="P23">fréquence des mots dans le document </text:p>
        </text:list-item>
        <text:list-item>
          <text:p text:style-name="P23"><text:soft-page-break/>rareté des mots (IDF) </text:p>
        </text:list-item>
        <text:list-item>
          <text:p text:style-name="P22">longueur du document </text:p>
        </text:list-item>
      </text:list>
      <text:p text:style-name="Horizontal_20_Line"/>
      <text:h text:style-name="Heading_20_2" text:outline-level="2">🧠 Intuition</text:h>
      <text:p text:style-name="Text_20_body">👉 Un document est pertinent si :</text:p>
      <text:list text:style-name="L11">
        <text:list-item>
          <text:p text:style-name="P25">il contient souvent les mots de la requête </text:p>
        </text:list-item>
        <text:list-item>
          <text:p text:style-name="P24">ces mots sont rares dans la collection </text:p>
        </text:list-item>
      </text:list>
      <text:p text:style-name="Horizontal_20_Line"/>
      <text:h text:style-name="Heading_20_2" text:outline-level="2">🧾 Rôle dans l’article</text:h>
      <text:p text:style-name="Text_20_body">👉 Sert de <text:span text:style-name="Strong_20_Emphasis">point de départ</text:span></text:p>
      <text:p text:style-name="Text_20_body">➡️ xQuAD ne remplace pas BM25<text:line-break/>➡️ il <text:span text:style-name="Strong_20_Emphasis">réordonne ses résultats</text:span></text:p>
      <text:p text:style-name="Horizontal_20_Line"/>
      <text:h text:style-name="Heading_20_1" text:outline-level="1">🔎 5. DPH (baseline 2)</text:h>
      <text:p text:style-name="Text_20_body">👉 Autre modèle de RI (plus “théorique”)</text:p>
      <text:p text:style-name="Text_20_body">Issu du framework <text:span text:style-name="Strong_20_Emphasis">DFR (Divergence From Randomness)</text:span></text:p>
      <text:p text:style-name="Horizontal_20_Line"/>
      <text:h text:style-name="Heading_20_2" text:outline-level="2">💡 Idée</text:h>
      <text:p text:style-name="Text_20_body">Mesure :</text:p>
      <text:p text:style-name="Quotations">“à quel point un mot apparaît de manière <text:span text:style-name="Strong_20_Emphasis">non aléatoire</text:span> dans un document”</text:p>
      <text:p text:style-name="Horizontal_20_Line"/>
      <text:h text:style-name="Heading_20_2" text:outline-level="2">🧠 Intuition</text:h>
      <text:p text:style-name="Text_20_body">👉 Si un mot apparaît beaucoup <text:span text:style-name="Strong_20_Emphasis">par hasard</text:span>, ce n’est pas intéressant<text:line-break/>👉 S’il apparaît de manière <text:span text:style-name="Strong_20_Emphasis">surprenante</text:span>, c’est pertinent</text:p>
      <text:p text:style-name="Horizontal_20_Line"/>
      <text:h text:style-name="Heading_20_2" text:outline-level="2">🧾 Différence avec BM25</text:h>
      <text:list text:style-name="L12">
        <text:list-item>
          <text:p text:style-name="P27">BM25 → heuristique efficace </text:p>
        </text:list-item>
        <text:list-item>
          <text:p text:style-name="P26">DPH → modèle probabiliste plus formel </text:p>
        </text:list-item>
      </text:list>
      <text:p text:style-name="Horizontal_20_Line"/>
      <text:h text:style-name="Heading_20_1" text:outline-level="1"><text:soft-page-break/>📊 6. Pourquoi plusieurs métriques ?</text:h>
      <text:p text:style-name="Text_20_body">Parce que chaque métrique regarde une chose différente 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Métrique</text:p>
            </table:table-cell>
            <table:table-cell table:style-name="Tableau3.A1" office:value-type="string">
              <text:p text:style-name="Table_20_Heading">Ce qu’elle mesure</text:p>
            </table:table-cell>
          </table:table-row>
        </table:table-header-rows>
        <table:table-row>
          <table:table-cell table:style-name="Tableau3.A1" office:value-type="string">
            <text:p text:style-name="Table_20_Contents">α-NDCG</text:p>
          </table:table-cell>
          <table:table-cell table:style-name="Tableau3.A1" office:value-type="string">
            <text:p text:style-name="Table_20_Contents">diversité + ordre</text:p>
          </table:table-cell>
        </table:table-row>
        <table:table-row>
          <table:table-cell table:style-name="Tableau3.A1" office:value-type="string">
            <text:p text:style-name="Table_20_Contents">u-MAP-IA</text:p>
          </table:table-cell>
          <table:table-cell table:style-name="Tableau3.A1" office:value-type="string">
            <text:p text:style-name="Table_20_Contents">couverture uniforme</text:p>
          </table:table-cell>
        </table:table-row>
        <table:table-row>
          <table:table-cell table:style-name="Tableau3.A1" office:value-type="string">
            <text:p text:style-name="Table_20_Contents">i-MAP-IA</text:p>
          </table:table-cell>
          <table:table-cell table:style-name="Tableau3.A1" office:value-type="string">
            <text:p text:style-name="Table_20_Contents">couverture pondérée</text:p>
          </table:table-cell>
        </table:table-row>
        <table:table-row>
          <table:table-cell table:style-name="Tableau3.A1" office:value-type="string">
            <text:p text:style-name="Table_20_Contents">BM25 / DPH</text:p>
          </table:table-cell>
          <table:table-cell table:style-name="Tableau3.A1" office:value-type="string">
            <text:p text:style-name="Table_20_Contents">qualité initiale</text:p>
          </table:table-cell>
        </table:table-row>
      </table:table>
      <text:p text:style-name="Horizontal_20_Line"/>
      <text:h text:style-name="Heading_20_1" text:outline-level="1">🧠 7. Comment lire les résultats du papier ?</text:h>
      <text:p text:style-name="Text_20_body">Quand tu vois :</text:p>
      <text:p text:style-name="Text_20_body">👉 “xQuAD améliore α-NDCG”</text:p>
      <text:p text:style-name="Text_20_body">➡️ ça veut dire :</text:p>
      <text:p text:style-name="Quotations">les résultats sont <text:span text:style-name="Strong_20_Emphasis">plus variés et bien ordonnés</text:span></text:p>
      <text:p text:style-name="Horizontal_20_Line"/>
      <text:p text:style-name="Text_20_body">👉 “xQuAD améliore i-MAP-IA”</text:p>
      <text:p text:style-name="Text_20_body">➡️ ça veut dire :</text:p>
      <text:p text:style-name="Quotations">les <text:span text:style-name="Strong_20_Emphasis">bons aspects (importants)</text:span> sont mieux couverts</text:p>
      <text:p text:style-name="Horizontal_20_Line"/>
      <text:p text:style-name="Text_20_body">👉 comparaison BM25 vs xQuAD</text:p>
      <text:p text:style-name="Text_20_body">➡️ ça montre :</text:p>
      <text:p text:style-name="Quotations">“est-ce que la diversification améliore vraiment la recherche ?”</text:p>
      <text:p text:style-name="Horizontal_20_Line"/>
      <text:h text:style-name="Heading_20_1" text:outline-level="1">🎯 Résumé ultra simple</text:h>
      <text:list text:style-name="L13">
        <text:list-item>
          <text:p text:style-name="P29"><text:span text:style-name="Strong_20_Emphasis">BM25 / DPH</text:span> → trouvent des documents pertinents </text:p>
        </text:list-item>
        <text:list-item>
          <text:p text:style-name="P29"><text:span text:style-name="Strong_20_Emphasis">xQuAD</text:span> → rend les résultats <text:span text:style-name="Strong_20_Emphasis">diversifiés</text:span> </text:p>
        </text:list-item>
        <text:list-item>
          <text:p text:style-name="P29"><text:span text:style-name="Strong_20_Emphasis">α-NDCG</text:span> → diversité + ordre </text:p>
        </text:list-item>
        <text:list-item>
          <text:p text:style-name="P29"><text:span text:style-name="Strong_20_Emphasis">MAP-IA</text:span> → couverture des aspects </text:p>
          <text:list>
            <text:list-item>
              <text:p text:style-name="P29">u = égalité </text:p>
            </text:list-item>
            <text:list-item>
              <text:p text:style-name="P28">i = importance 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s BARRELLON</meta:initial-creator>
    <meta:creation-date>2026-04-13T16:15:09.386149021</meta:creation-date>
    <dc:date>2026-04-13T16:16:21.257480254</dc:date>
    <dc:creator>Nils BARRELLON</dc:creator>
    <meta:editing-duration>PT1M12S</meta:editing-duration>
    <meta:editing-cycles>1</meta:editing-cycles>
    <meta:document-statistic meta:table-count="3" meta:image-count="0" meta:object-count="0" meta:page-count="5" meta:paragraph-count="134" meta:word-count="667" meta:character-count="3484" meta:non-whitespace-character-count="2951"/>
    <meta:generator>LibreOffice/24.2.7.2$Linux_X86_64 LibreOffice_project/420$Build-2</meta:generator>
  </office:meta>
</office:document-meta>
</file>